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1">
          <table:table-cell office:value-type="string">
            <text:p>CANNOT_BIND_UDP_SOCKET</text:p>
          </table:table-cell>
          <table:table-cell table:style-name="Default" office:value-type="string">
            <text:p>Cannot bind UDP socket</text:p>
          </table:table-cell>
          <table:table-cell table:style-name="Default" office:value-type="string">
            <text:p>Не удаётся привязать сокет UDP</text:p>
          </table:table-cell>
          <table:table-cell table:style-name="Default" office:value-type="string">
            <text:p>Kann UDP-Socket nicht binden</text:p>
          </table:table-cell>
        </table:table-row>
        <table:table-row table:style-name="ro1">
          <table:table-cell office:value-type="string">
            <text:p>CANNOT_CREATE_UDP_SOCKET</text:p>
          </table:table-cell>
          <table:table-cell table:style-name="Default" office:value-type="string">
            <text:p>Cannot create UDP socket</text:p>
          </table:table-cell>
          <table:table-cell table:style-name="Default" office:value-type="string">
            <text:p>Не удаётся создать сокет UDP</text:p>
          </table:table-cell>
          <table:table-cell table:style-name="Default" office:value-type="string">
            <text:p>Kann UDP-Socket nicht erstellen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1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</table:table-row>
        <table:table-row table:style-name="ro2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1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1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1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1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</table:table-row>
        <table:table-row table:style-name="ro1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</table:table-row>
        <table:table-row table:style-name="ro2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1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</table:table-row>
        <table:table-row table:style-name="ro1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1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</table:table-row>
        <table:table-row table:style-name="ro1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1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</table:table-row>
        <table:table-row table:style-name="ro1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</table:table-row>
        <table:table-row table:style-name="ro2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1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1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1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</table:table-row>
        <table:table-row table:style-name="ro1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1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1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5">
          <table:table-cell office:value-type="string">
            <text:p>NO_SCENES</text:p>
          </table:table-cell>
          <table:table-cell office:value-type="string">
            <text:p>No scenes found</text:p>
          </table:table-cell>
          <table:table-cell office:value-type="string">
            <text:p>Сцен не найдено</text:p>
          </table:table-cell>
          <table:table-cell table:style-name="ce3" office:value-type="string">
            <text:p>TRANSLATE ME</text:p>
          </table:table-cell>
        </table:table-row>
        <table:table-row table:style-name="ro2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2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</table:table-row>
        <table:table-row table:style-name="ro2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1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2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30.09.2011</text:date>, <text:time>21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LibreOffice/3.3$Unix LibreOffice_project/330m19$Build-301</meta:generator>
    <dc:date>2011-09-30T21:33:57</dc:date>
    <meta:editing-duration>PT2H57M48S</meta:editing-duration>
    <meta:editing-cycles>91</meta:editing-cycles>
    <meta:document-statistic meta:table-count="3" meta:cell-count="215" meta:object-count="0"/>
  </office:meta>
</office:document-meta>
</file>